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Sans L" svg:font-family="'Nimbus Sans L'" style:font-pitch="variable"/>
    <style:font-face style:name="Nimbus Roman No9 L" svg:font-family="'Nimbus Roman No9 L'" style:font-family-generic="roman" style:font-pitch="variable"/>
    <style:font-face style:name="Arial" svg:font-family="Arial" style:font-adornments="Regular" style:font-family-generic="swiss"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odule Flash Remoting </text:p>
      <text:p text:style-name="Standard"/>
      <text:p text:style-name="Standard">Flash Remoting allows flash movies to call remote server side applications, passing parameters and recieving requests, without knowledge of the server side. The calls are usually named Remote Procedural Calls (RPCs), and transfer serialized, type-persistent objects directly between the server and a Flash MX client. Developers on both sides (flash and server) collaberate on ways of calling methods in order to build the system. With AMF (Action Message Format) the exchange of information is faster and allows you to pass objects (not only name/value pairs) between Flash and the server in binary format. This allows you to easily develop complex applications that rely on an efficient way of sending and recieving data. </text:p>
      <text:p text:style-name="Standard"/>
      <text:p text:style-name="Standard">Flash Remoting was first available as a native ColdFusion feature, then extended to .Net and J2EE Application Servers. But recently one of the Forum Administrators here in Flash-db (Wolfgang aka Musicman) exposed the binary format of the AMF packet. This opened the door for the AMFPHP Project, where developers have been building an open source library to port Flash Remoting to PHP. </text:p>
      <text:p text:style-name="Standard"/>
      <text:p text:style-name="Standard">AMFPHP is a real, interoptable Remoting gateway, unlike language-specific solutions like PHPObject. That means that it’s easy to migrate applications that were made for ColdFusion, Java or .NET remoting to the AMFPHP framework: the Actionscript is basically unchanged. Another distinguishing feature of AMFPHP is the complementary service browser, which allows you to view your service specs using a web browser. The system even generates Actionscript for you, making it much easier to get started if you are a Remoting beginner. </text:p>
      <text:p text:style-name="Standard"/>
      <text:p text:style-name="Standard">The flashremoting module of Chisimba opens Chisimba to Flash Remoting by creating a module based on AMFPHP. The service browser has been implemented in Chisimba using the action=browser parameter. </text:p>
      <text:p text:style-name="Standard"/>
      <text:p text:style-name="Standard">SPEEDING UP REMOTING </text:p>
      <text:p text:style-name="Standard"/>
      <text:p text:style-name="Standard">Emanuele Ruffaldi, who had previously created a Remoting implementation for C++, created a C extension for PHP which does AMF encoding and decoding. On sample data varying in size and complexity, it's 50 to 200 times faster on pure encoding and decoding than the PHP solution. The extension is an add-on to PHP that amfphp will detect, load and use if it finds it, and revert to the original PHP-based encoding/decoding if it doesn't. You can download it from http://www.teslacore.it/wiki/index.php?title=AMFEXT </text:p>
      <text:p text:style-name="Standard"/>
      <text:p text:style-name="Standard">See also </text:p>
      <text:p text:style-name="Standard">http://www.5etdemi.com/blog/archives/2007/01/amfphp-19-beta-2-ridiculously-faster/ </text:p>
      <text:p text:style-name="Standard"/>
      <text:p text:style-name="Standard">On Windows, place the dll in php's ext directory and add a php_extension=php_amf.dll line in php.ini; restart Apache. On *NIX, compile php --with-amf from the source. Once that's done, load gateway.php in a browser, and you should see "AMF C Extension is loaded and enabled" on the second line. The new extension should also appear in phpinfo(). You don't have to change a setting in amfphp to enable it, if it sees it, it'll use it, if it doesn't, it'll revert to the default PHP encoding/decoding. </text:p>
      <text:p text:style-name="Standard"/>
      <text:p text:style-name="Standard">Flash Remoting on Chisimba </text:p>
      <text:p text:style-name="Standard"><text:s/></text:p>
      <text:p text:style-name="Standard">The flashremote module is designed to allow flash to communicate with Chisimba core and modules. In this way, Flash can be used in Chisimba, and Chisimba can be used as a back end to Flash applications. This module is far from finished, and some parameters are still hard coded. It will probably not work anywhere except on my laptop for the moment. I will put the config params in an XML file in the next day or two and I hope this dirty hack can be made into a singleton or somesuch that is more generalizable. But for now it works. Any dbtable method is available as well as any method of any other module.</text:p>
      <text:p text:style-name="Standard"/>
      <text:p text:style-name="Standard"><text:soft-page-break/>Creating a remoting service</text:p>
      <text:p text:style-name="Standard"/>
      <text:p text:style-name="Standard">To create a remoting service, you need to follow the AMFPHP instructions and make a service class, and place it in the services directory of the module. There are a couple of examples there that you can look at. I will document it once it is more settl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Sans L" svg:font-family="'Nimbus Sans L'" style:font-pitch="variable"/>
    <style:font-face style:name="Nimbus Roman No9 L" svg:font-family="'Nimbus Roman No9 L'" style:font-family-generic="roman" style:font-pitch="variable"/>
    <style:font-face style:name="Arial"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 style:font-size-asian="12pt" style:language-asian="zxx" style:country-asian="none" style:font-name-complex="Nimbus Sans 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style>
    <style:style style:name="Text_20_body" style:display-name="Text body" style:family="paragraph" style:parent-style-name="Standard" style:class="text">
      <style:paragraph-properties fo:margin-top="0cm" fo:margin-bottom="0.212cm"/>
    </style:style>
    <style:style style:name="Footnote_20_Symbol" style:display-name="Footnote Symbol"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Oo-dev/2.3$Win32 OpenOffice.org_project/680m231$Build-9225</meta:generator>
    <meta:creation-date>2005-12-23T09:27:26</meta:creation-date>
    <dc:date>2007-10-28T21:08:58</dc:date>
    <meta:editing-cycles>6</meta:editing-cycles>
    <meta:editing-duration>PT17M24S</meta:editing-duration>
    <meta:user-defined meta:name="Info 1"/>
    <meta:user-defined meta:name="Info 2"/>
    <meta:user-defined meta:name="Info 3"/>
    <meta:user-defined meta:name="Info 4"/>
    <meta:document-statistic meta:table-count="0" meta:image-count="0" meta:object-count="0" meta:page-count="2" meta:paragraph-count="15" meta:word-count="659" meta:character-count="3901"/>
  </office:meta>
</office:document-meta>
</file>